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726cm" fo:min-width="4.576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-color="#ffffff" draw:textarea-horizontal-align="left" draw:textarea-vertical-align="middle" draw:auto-grow-height="false" fo:min-height="1.95cm" fo:min-width="15.2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0.817cm" fo:min-width="4.674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4.725cm" fo:min-width="0.5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75cm" fo:min-width="0.5cm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loext:graphic-properties draw:fill-color="#ffffff"/>
      <style:paragraph-properties fo:text-align="center"/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4cm" svg:height="2.3cm" svg:x="11cm" svg:y="1.1cm">
          <text:p text:style-name="P1">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5.8cm" svg:height="2.3cm" svg:x="1.1cm" svg:y="4.6cm">
          <text:p text:style-name="P1">Comput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4cm" svg:height="2.3cm" svg:x="5.2cm" svg:y="1.1cm">
          <text:p text:style-name="P1">Specif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5.4cm" svg:height="1.293cm" svg:x="5.2cm" svg:y="5.1cm">
          <text:p text:style-name="P1">Verif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4cm" svg:height="2.3cm" svg:x="11.1cm" svg:y="8.5cm">
          <text:p text:style-name="P1">Executable</text:p>
          <text:p text:style-name="P1">Bina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2cm" svg:height="5.8cm" svg:x="12.7cm" svg:y="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5.4cm" svg:height="1.293cm" svg:x="11.045cm" svg:y="5.107cm">
          <text:p text:style-name="P1">Compi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2cm" svg:height="2.4cm" svg:x="6.9cm" svg:y="3cm">
          <text:p/>
          <draw:enhanced-geometry svg:viewBox="0 0 21600 21600" draw:text-areas="?f0 0 ?f2 ?f5" draw:type="down-arrow" draw:modifiers="9679.96668054977 5505.4975011358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6T15:24:36.102200410</meta:creation-date>
    <dc:date>2016-01-16T15:33:17.015036128</dc:date>
    <meta:editing-duration>PT8M38S</meta:editing-duration>
    <meta:editing-cycles>8</meta:editing-cycles>
    <meta:generator>LibreOffice/5.0.4.2$Linux_X86_64 LibreOffice_project/00m0$Build-2</meta:generator>
    <meta:document-statistic meta:object-count="8"/>
  </office:meta>
</office:document-meta>
</file>